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Verdana" svg:font-family="Verdana"/>
    <style:font-face style:name="verdana" svg:font-family="verdana"/>
    <style:font-face style:name="LiberationSerif" svg:font-family="LiberationSerif" style:font-family-generic="roman" style:font-pitch="variable"/>
    <style:font-face style:name="LiberationSerif-Bold" svg:font-family="LiberationSerif-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1d2172" officeooo:paragraph-rsid="001d2172"/>
    </style:style>
    <style:style style:name="P4" style:family="paragraph" style:parent-style-name="Standard">
      <style:text-properties officeooo:rsid="001fcfa3" officeooo:paragraph-rsid="001fcfa3"/>
    </style:style>
    <style:style style:name="P5" style:family="paragraph" style:parent-style-name="Standard">
      <style:text-properties officeooo:paragraph-rsid="001fcfa3"/>
    </style:style>
    <style:style style:name="P6" style:family="paragraph" style:parent-style-name="Standard">
      <style:text-properties officeooo:paragraph-rsid="0020c03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212d0e"/>
    </style:style>
    <style:style style:name="P9" style:family="paragraph" style:parent-style-name="Standard" style:list-style-name="L3">
      <style:paragraph-properties fo:text-align="justify" style:justify-single-word="false"/>
      <style:text-properties officeooo:paragraph-rsid="00212d0e"/>
    </style:style>
    <style:style style:name="P10" style:family="paragraph" style:parent-style-name="Standard" style:list-style-name="L4">
      <style:paragraph-properties fo:text-align="justify" style:justify-single-word="false"/>
      <style:text-properties officeooo:paragraph-rsid="001fcfa3"/>
    </style:style>
    <style:style style:name="P11" style:family="paragraph" style:parent-style-name="Standard" style:list-style-name="L4">
      <style:paragraph-properties fo:text-align="justify" style:justify-single-word="false"/>
      <style:text-properties officeooo:paragraph-rsid="0025d1f0"/>
    </style:style>
    <style:style style:name="P12" style:family="paragraph" style:parent-style-name="Standard">
      <style:paragraph-properties fo:text-align="justify" style:justify-single-word="false"/>
      <style:text-properties officeooo:paragraph-rsid="001fcfa3"/>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4">
      <style:paragraph-properties fo:text-align="justify" style:justify-single-word="false"/>
      <style:text-properties style:font-name="Verdana" fo:font-size="10pt" officeooo:paragraph-rsid="001fcfa3"/>
    </style:style>
    <style:style style:name="P15" style:family="paragraph" style:parent-style-name="Text_20_body" style:list-style-name="L1">
      <style:paragraph-properties fo:margin-top="0cm" fo:margin-bottom="0cm" loext:contextual-spacing="false" fo:text-align="justify" style:justify-single-word="false"/>
    </style:style>
    <style:style style:name="T1" style:family="text">
      <style:text-properties style:font-name="LiberationSerif-Bold" fo:font-size="12pt" fo:font-weight="bold" style:font-size-asian="12pt" style:font-weight-asian="bold"/>
    </style:style>
    <style:style style:name="T2" style:family="text">
      <style:text-properties style:font-name="LiberationSerif-Bold" fo:font-size="12pt" fo:font-weight="bold" style:font-size-asian="12pt" style:font-weight-asian="bold" style:font-weight-complex="normal"/>
    </style:style>
    <style:style style:name="T3" style:family="text">
      <style:text-properties style:font-name="LiberationSerif-Bold" fo:font-size="12pt" fo:font-weight="bold" officeooo:rsid="001fcfa3" style:font-size-asian="12pt" style:font-weight-asian="bold" style:font-weight-complex="normal"/>
    </style:style>
    <style:style style:name="T4" style:family="text">
      <style:text-properties style:font-name="LiberationSerif-Bold" fo:font-size="12pt" officeooo:rsid="001fcfa3" style:font-size-asian="12pt"/>
    </style:style>
    <style:style style:name="T5" style:family="text">
      <style:text-properties style:font-name="LiberationSerif-Bold" fo:font-size="12pt" fo:font-weight="normal" style:font-size-asian="12pt" style:font-weight-asian="normal" style:font-weight-complex="normal"/>
    </style:style>
    <style:style style:name="T6" style:family="text">
      <style:text-properties style:font-name="LiberationSerif-Bold" fo:font-size="12pt" fo:font-weight="normal" officeooo:rsid="001fcfa3" style:font-size-asian="12pt" style:font-weight-asian="normal" style:font-weight-complex="normal"/>
    </style:style>
    <style:style style:name="T7" style:family="text">
      <style:text-properties style:font-name="LiberationSerif-Bold" fo:font-size="12pt" fo:language="zxx" fo:country="none" fo:font-weight="normal" style:font-size-asian="12pt" style:language-asian="zxx" style:country-asian="none" style:font-weight-asian="normal" style:language-complex="zxx" style:country-complex="none" style:font-weight-complex="normal"/>
    </style:style>
    <style:style style:name="T8" style:family="text">
      <style:text-properties style:font-name="LiberationSerif-Bold" fo:font-size="11pt" fo:font-weight="bold" style:font-size-asian="11pt" style:font-weight-asian="bold"/>
    </style:style>
    <style:style style:name="T9" style:family="text">
      <style:text-properties style:font-name="LiberationSerif" fo:font-size="11pt" style:font-size-asian="11pt"/>
    </style:style>
    <style:style style:name="T10" style:family="text">
      <style:text-properties fo:font-weight="bold"/>
    </style:style>
    <style:style style:name="T11" style:family="text">
      <style:text-properties officeooo:rsid="00212d0e"/>
    </style:style>
    <style:style style:name="T12" style:family="text">
      <style:text-properties officeooo:rsid="00215b11"/>
    </style:style>
    <style:style style:name="T13" style:family="text">
      <style:text-properties officeooo:rsid="0021dd0f"/>
    </style:style>
    <style:style style:name="T14" style:family="text">
      <style:text-properties style:font-name="Verdana" fo:font-size="10pt"/>
    </style:style>
    <style:style style:name="T15" style:family="text">
      <style:text-properties style:font-name="Verdana" fo:font-size="10pt" fo:font-weight="bold"/>
    </style:style>
    <style:style style:name="T16" style:family="text">
      <style:text-properties style:font-name="Verdana" fo:font-size="10pt" fo:font-weight="bold" style:font-size-asian="12pt" style:font-weight-asian="normal" style:font-weight-complex="normal"/>
    </style:style>
    <style:style style:name="T17" style:family="text">
      <style:text-properties style:font-name="Verdana" fo:font-size="10pt" fo:font-weight="bold" officeooo:rsid="0025d1f0"/>
    </style:style>
    <style:style style:name="T18" style:family="text">
      <style:text-properties style:font-name="Verdana" fo:font-size="10pt" fo:font-weight="normal" style:font-size-asian="12pt" style:font-weight-asian="normal" style:font-weight-complex="normal"/>
    </style:style>
    <style:style style:name="T19" style:family="text">
      <style:text-properties style:font-name="Verdana" fo:font-size="10pt" fo:font-weight="normal" officeooo:rsid="00235d0d" style:font-size-asian="12pt" style:font-weight-asian="normal" style:font-weight-complex="normal"/>
    </style:style>
    <style:style style:name="T20" style:family="text">
      <style:text-properties style:font-name="Verdana" fo:font-size="10pt" fo:font-style="italic"/>
    </style:style>
    <style:style style:name="T21" style:family="text">
      <style:text-properties style:font-name="Verdana" fo:font-size="10pt" fo:font-style="italic" fo:font-weight="bold"/>
    </style:style>
    <style:style style:name="T22" style:family="text">
      <style:text-properties style:font-name="Verdana" fo:font-size="10pt" fo:font-style="italic" fo:font-weight="bold" style:font-size-asian="12pt" style:font-weight-asian="normal" style:font-weight-complex="normal"/>
    </style:style>
    <style:style style:name="T23" style:family="text">
      <style:text-properties style:font-name="Verdana" fo:font-size="10pt" fo:language="zxx" fo:country="none" fo:font-weight="normal" style:font-size-asian="12pt" style:language-asian="zxx" style:country-asian="none" style:font-weight-asian="normal" style:language-complex="zxx" style:country-complex="none" style:font-weight-complex="normal"/>
    </style:style>
    <style:style style:name="T24" style:family="text">
      <style:text-properties style:font-name="Verdana" fo:font-size="10pt" fo:language="zxx" fo:country="none" fo:font-weight="normal" officeooo:rsid="00235d0d" style:font-size-asian="12pt" style:language-asian="zxx" style:country-asian="none" style:font-weight-asian="normal" style:language-complex="zxx" style:country-complex="none" style:font-weight-complex="normal"/>
    </style:style>
    <style:style style:name="T25" style:family="text">
      <style:text-properties style:font-name="Times New Roman" fo:font-size="10pt" fo:font-weight="bold" style:font-size-asian="12pt" style:font-weight-asian="normal" style:font-weight-complex="normal"/>
    </style:style>
    <style:style style:name="T26" style:family="text">
      <style:text-properties style:font-name="Times New Roman" fo:font-size="10pt" fo:font-weight="bold" style:font-size-asian="12pt" style:font-weight-asian="bold" style:font-weight-complex="bold"/>
    </style:style>
    <style:style style:name="T27" style:family="text">
      <style:text-properties style:font-name="Times New Roman" fo:font-size="10pt" fo:font-weight="normal" style:font-size-asian="12pt" style:font-weight-asian="normal" style:font-weight-complex="normal"/>
    </style:style>
    <style:style style:name="T28" style:family="text">
      <style:text-properties style:font-name="Times New Roman" fo:font-size="12pt" fo:font-weight="bold" style:font-size-asian="12pt" style:font-weight-asian="bold" style:font-size-complex="12pt" style:font-weight-complex="bold"/>
    </style:style>
    <style:style style:name="T29" style:family="text">
      <style:text-properties fo:language="zxx" fo:country="none" style:language-asian="zxx" style:country-asian="none" style:language-complex="zxx" style:country-complex="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niversidade Federal de Roraima</text:span></text:p>
      <text:p text:style-name="P2"><text:span text:style-name="T1">Departamento de Ciência da Computação</text:span></text:p>
      <text:p text:style-name="P2"><text:span text:style-name="T9">DISCIPLINA: Sistemas Operacionais – DCC403</text:span></text:p>
      <text:p text:style-name="P3"><text:span text:style-name="T9">Aluno: Felipe Derkian de Sousa Freitas</text:span></text:p>
      <text:p text:style-name="P3"><text:span text:style-name="T9"/></text:p>
      <text:p text:style-name="P2"><text:span text:style-name="T8">LISTA 2 - Prazo de Entrega: 10/07/2018</text:span></text:p>
      <text:p text:style-name="P1"><text:span text:style-name="T1"/></text:p>
      <text:p text:style-name="P1"><text:span text:style-name="T1">1) Explique a função dos Sistemas de Arquivos. Adicionalmente, descreva a diferença entre o</text:span></text:p>
      <text:p text:style-name="Standard"><text:span text:style-name="T1">sistema de arquivos do linux e do windows.</text:span></text:p>
      <text:p text:style-name="Standard"/>
      <text:p text:style-name="P7"><text:tab/>Um sistema de arquivos é um conjunto de estruturas lógicas e de rotinas, que permitem ao sistema operacional controlar o acesso ao disco rígido. Diferentes sistemas operacionais usam diferentes sistemas de arquivos<text:span text:style-name="T5">. </text:span></text:p>
      <text:p text:style-name="P7"><text:span text:style-name="T2"/></text:p>
      <text:p text:style-name="P8">No Linux <text:span text:style-name="T12">e</text:span>xiste os seguintes sistemas de arquivos<text:span text:style-name="T3">:</text:span><text:span text:style-name="T6"> </text:span></text:p>
      <text:p text:style-name="P8"><text:span text:style-name="Strong_20_Emphasis"><text:span text:style-name="T6"/></text:span></text:p>
      <text:list xml:id="list1782833304" text:style-name="L3">
        <text:list-item>
          <text:p text:style-name="P9"><text:span text:style-name="Strong_20_Emphasis"><text:span text:style-name="T4">Ext</text:span></text:span><text:span text:style-name="T6">: </text:span>Significando “Extended file system” ou “Sistema de arquivos extendido”, foi o primeiro sistema de arquivos criados unicamente para o linux em 1992. </text:p>
          <text:p text:style-name="P9"/>
        </text:list-item>
      </text:list>
      <text:list xml:id="list2022094349" text:style-name="L1">
        <text:list-item>
          <text:p text:style-name="P15"><text:span text:style-name="Strong_20_Emphasis">Ext2</text:span>: Suportava discos com até 2 TB e não suportava journaling. Porém, já era um avanço considerável do Ext. Por não usar journaling pode ser usado em pendrives e derivados, porém, para o uso em vários sistemas de arquivos ou para compartilhamento opte pelo FAT32 ou exFAT da Microsoft. </text:p>
          <text:p text:style-name="P15"/>
        </text:list-item>
        <text:list-item>
          <text:p text:style-name="P15"><text:span text:style-name="Strong_20_Emphasis">Ext3</text:span>: Igual ao Ext2, se diferenciando apenas por ter journaling. </text:p>
          <text:p text:style-name="P15"/>
        </text:list-item>
        <text:list-item>
          <text:p text:style-name="P15"><text:span text:style-name="Strong_20_Emphasis">Ext4</text:span>: A atual versão dos tipos Ext. Possui várias funções vantajosas quando comparada com as suas antecessoras, como redução na fragmentação do sistema, trabalha efetivamente com arquivos grandes. </text:p>
          <text:p text:style-name="P15"/>
        </text:list-item>
        <text:list-item>
          <text:p text:style-name="P15"><text:span text:style-name="Strong_20_Emphasis">BtrFS</text:span>: Se pronuncia “better ou butter”; foi criando inicialmente pela Oracle e ao que tudo indica será o sucessor do Ext4. Mas ainda é algo novo e sem muitos testes. </text:p>
          <text:p text:style-name="P15"/>
        </text:list-item>
        <text:list-item>
          <text:p text:style-name="P15"><text:span text:style-name="Strong_20_Emphasis">ReiserFS</text:span>: A sua criação foi um avanço para sistemas linux. Foi substituído pelo Reiser4. O Reiser4 ficou estagnado, sabe o por que? O seu principal desenvolvedor, Hans Reiser, foi preso em 2008. </text:p>
          <text:p text:style-name="P15"/>
        </text:list-item>
        <text:list-item>
          <text:p text:style-name="P15"><text:span text:style-name="Strong_20_Emphasis">ZFS</text:span>: Criado pela SUN para o sistema Solaris. Todo arquivo gravado por esse sistema possui um checksum e com isso o sistema de arquivos consegue identificar quando um arquivo está corrompido ou não. </text:p>
          <text:p text:style-name="P15"/>
        </text:list-item>
        <text:list-item>
          <text:p text:style-name="P15"><text:span text:style-name="Strong_20_Emphasis">XFS</text:span>: Esse sistema de arquivos lida muito bem com arquivos grandes, mas não se sai tão bem ao trabalhar com arquivos pequenos. </text:p>
          <text:p text:style-name="P15"/>
        </text:list-item>
        <text:list-item>
          <text:p text:style-name="P15"><text:span text:style-name="Strong_20_Emphasis">JFS</text:span> ou Journaled File System: Trabalha bem com arquivos grandes ou pequenos. Faz pouco uso do processador. Pode ter seu tamanho aumentando mas não diminuído. Tem um suporte muito com com alguns sistemas operacionais, porém não está totalmente testado para Linux. Ext4 é uma melhor opção. </text:p>
          <text:p text:style-name="P15"/>
        </text:list-item>
        <text:list-item>
          <text:p text:style-name="P15"><text:span text:style-name="Strong_20_Emphasis">Swap</text:span>: Bom, o que falar do Swap? bem conhecido. Não é exatamente um sistema de arquivos mas é ainda muito útil em sistemas Linux. Swap para Linux é como bem parecido com o arquivo de paginação no windows. Não é usado apenas na falta de memória RAM como muitos pensam, o Linux utiliza swap para cache também. </text:p>
          <text:p text:style-name="P15"><text:soft-page-break/></text:p>
        </text:list-item>
        <text:list-item>
          <text:p text:style-name="P13"><text:span text:style-name="Strong_20_Emphasis">FAT</text:span>: FAT é um sistema de arquivos da Microsoft e tem algumas versões: FAT16, FAT32, exFAT. Esses, imperativamente nos dias de hoje, são a melhor escolha para pendrives e derivados, já que não possuem jouirnaling e assim disponibilizando de uma velocidade à mais em momentos de escrita e leitura. </text:p>
        </text:list-item>
      </text:list>
      <text:p text:style-name="P5"><text:span text:style-name="T6"/></text:p>
      <text:p text:style-name="P5"><text:span text:style-name="T6"/></text:p>
      <text:p text:style-name="P5"><text:span text:style-name="T6"/></text:p>
      <text:p text:style-name="P5"><text:span text:style-name="T6"/></text:p>
      <text:p text:style-name="P6">No <text:span text:style-name="T13">Microsoft</text:span> <text:span text:style-name="T11">Windows</text:span> <text:span text:style-name="T12">e</text:span>xiste os seguintes sistemas de arquivos<text:span text:style-name="T3">:</text:span></text:p>
      <text:p text:style-name="P4"><text:span text:style-name="T5"><text:tab/></text:span></text:p>
      <text:list xml:id="list1407769423" text:style-name="L4">
        <text:list-item>
          <text:p text:style-name="P10"><text:span text:style-name="T28">FAT16</text:span><text:span text:style-name="T18">: </text:span><text:span text:style-name="T23">FAT significa </text:span><text:span text:style-name="T29">File Allocation Table</text:span><text:span text:style-name="T23">. (tabela de alocação de arquivos). Tocas as localizações dos arquivos estão contidas em 2 tabelas: uma é a FAT corrente (ou working FAT) e a outra é a FAT de backup. A FAT indica em que cluster um arquivo começa, ou seja, onde está o primeiro byte de um arquivo. Um cluster é formado por um ou mais setores físicos, geralmente cada setor de 512 bytes de tamanho. Dependendo do tamanho do disco, o tamanho do cluster também é diferente. Você pode ser perguntar: e daí que o tamanho é diferente? Vamos dizer que seu arquivo tem 1KB de tamanho. Você tem este arquivo gravado em um disco que possui clusters de 2KB ( o tamanho do cluster é o mesmo para todo o disco lógico). Resultado: como um cluster pode ser ocupado somente por 1 arquivo, no caso deste arquivo, você estaria desperdiçando 1 KB no cluster. Agora imagine este mesmo caso, em disco que possui clusters de 32KB? Para "este" arquivo de 1KB você estaria desperdiçando 31KB! Outro problema a se pensar no sistema de arquivos, é a fragmentação. Quando um arquivo é maio</text:span><text:span text:style-name="T24">r</text:span><text:span text:style-name="T23"> que o tamanho de um cluster, ele tem que ser dividido (se "espalhar", ou se alocar) em múltiplos pedaços/clusters. Algumas vezes é possível alocar estes múltiplos pedaços/cluster, ao lado uma das outras, de tal forma que quando for necessário ler o arquivo, a "cabeça de leitura" do disco, não precise se movimentar muito na superfície para ler o arquivo inteiro. Porém, se os "pedaços"/clusters, forem gravados distantes uns dos outros no disco, a cabeça de leitura irá se movimentar ao longo das diversas trilhas na superfícies, o que resultará em um aumento do tempo de leitura do arquivo. Assim, tendo em mente estes 2 problemas (tamanho/desperdício do cluster, e fragmentação), junto com a características dos arquivos gravados no disco (se em sua maioria são pequenos ou grandes), poderemos ter diferente performance e aproveitamento do disco.</text:span><text:span text:style-name="T7"> </text:span></text:p>
        </text:list-item>
      </text:list>
      <text:p text:style-name="P12"><text:span text:style-name="T7"/></text:p>
      <text:list xml:id="list231645186908917" text:continue-numbering="true" text:style-name="L4">
        <text:list-item>
          <text:p text:style-name="P14"><text:span text:style-name="T10">FAT32: </text:span>A FAT32 foi lançada no Windows 95 OSR2 (também conhecido como B). Ela também está incluída no Windows 98, ME, 2000 e XP. Ela pode gerenciar partições de até 2 TB (tera-bytes). A outra vantagem, é que em partições menores, o espaço é usado mais eficientemente, devido à diminuição do tamanho dos clusters. Por exemplo: em uma partição de 2 GB que na FAT16 utilizava cluster de 32 KB agora utiliza clusters de apenas 4 KB, reduzindo o desperdício de espaço em disco. Problemas da FAT32: praticamente o único problema da FAT32 é a "incompatibilidade" com sistemas antigos. O DOS, NT 4.0 e abaixo, OS/2 e Windows 95 (antes do OSR2), não conseguem ler discos neste padrão! Da mesma forma, utilitários (como por exemplo utilitário de disco), que acessavam diretamente o disco, e foram desenvolvidos para FAT16, também não funcionam. Como praticamente todos migraram para sistemas que suportam a FAT32 (Windows 98, ME, 2000, XP), e quase não se encontram mais sistemas utilizando DOS/NT/OS2, esta incompatibilidade acabou deixando de ser um problema na realidade atual.</text:p>
        </text:list-item>
        <text:list-item>
          <text:p text:style-name="P11"><text:span text:style-name="T15">NTFS: </text:span><text:span text:style-name="T14">NTFS significa </text:span><text:span text:style-name="T21">NT</text:span><text:span text:style-name="T20"> </text:span><text:span text:style-name="T21">F</text:span><text:span text:style-name="T20">ile </text:span><text:span text:style-name="T21">S</text:span><text:span text:style-name="T20">ystem</text:span><text:span text:style-name="T14"> (sistema de arquivos do NT, onde NT originalmente significava New Tecnhology). Suportado pelo Windows NT, 2000 e XP, ele é um sistema de arquivo "superior" se comparado ao FAT16 e ao FAT32, e foi "desenhado" principalmente para SERVIDORES. As principais vantagens do NTFS são na área de segurança (muito importante para servidores), compatibilidade POSIX, e alta capacidade de tolerância a falhas (também muito importante para servidores). Ele também é muito eficiente na área de tamanhos de cluster, e na realidade você pode </text:span><text:soft-page-break/><text:span text:style-name="T14">formatar uma partição com o tamanho de cluster que você desejar (muito útil quando por exemplo você tem em uma máquina características bem específicas de tipos/tamanhos de arquivos predominantes). Suporta partições de até 16 exabytes, o que no momento excede em muito qualquer previsão de crescimento de volumes de dados, porém, isto só na teoria! A capacidade correntemente suportada pelo cluster é de 2 TB (igual ao FAT32), porém a tecnologia está pronta para suportes a maiores tamanhos, e espera-se que com o barateamente do custo de armazenagem/HDs, as novas versões rapidamente irão implementar a capacidade prevista no seu desenvolvimento. Os dados sobre os arquivos são armazenados no MFT (Master File Table) que inclui informações sobre localizações dos clusters do arquivo, atributos de segurança, nome de arquivos, etc. Além disto mantém um "log de transações", que pode ser utilizado para recuperação (operações de arquivos que ainda não foram realizadas também são gravadas no log, de tal forma que se o sistema cair, o sistema de arquivos pode ser rapidamente atualizado).</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Verdana" svg:font-family="Verdana"/>
    <style:font-face style:name="verdana" svg:font-family="verdana"/>
    <style:font-face style:name="LiberationSerif" svg:font-family="LiberationSerif" style:font-family-generic="roman" style:font-pitch="variable"/>
    <style:font-face style:name="LiberationSerif-Bold" svg:font-family="LiberationSerif-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58S</meta:editing-duration>
    <meta:editing-cycles>13</meta:editing-cycles>
    <meta:generator>LibreOffice/5.4.4.2$Windows_X86_64 LibreOffice_project/2524958677847fb3bb44820e40380acbe820f960</meta:generator>
    <dc:date>2018-07-07T23:16:31.445000000</dc:date>
    <meta:document-statistic meta:table-count="0" meta:image-count="0" meta:object-count="0" meta:page-count="3" meta:paragraph-count="35" meta:word-count="1261" meta:character-count="7592" meta:non-whitespace-character-count="6361"/>
    <meta:user-defined meta:name="Info 1"/>
    <meta:user-defined meta:name="Info 2"/>
    <meta:user-defined meta:name="Info 3"/>
    <meta:user-defined meta:name="Info 4"/>
  </office:meta>
</office:document-meta>
</file>